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1.31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217in"/>
    </style:style>
    <style:style style:name="co7" style:family="table-column">
      <style:table-column-properties fo:break-before="auto" style:column-width="1.2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787in" svg:height="0.1866in" svg:x="5.1185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53in" svg:x="3.9728in" svg:y="2.0705in">
            <draw:object draw:notify-on-update-of-ranges="Sheet1.F1:Sheet1.G1 Sheet1.F2:Sheet1.G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7921in" svg:y="0.0394in">
            <draw:object draw:notify-on-update-of-ranges="Sheet1.N1:Sheet1.O1 Sheet1.N2:Sheet1.O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bandas <text:s/>con saltos</text:p>
          </table:table-cell>
          <table:table-cell office:value-type="string" calcext:value-type="string">
            <text:p>bandas sin saltos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  <table:table-cell table:number-columns-repeated="2"/>
          <table:table-cell office:value-type="string" calcext:value-type="string">
            <text:p>bandas <text:s/>con saltos</text:p>
          </table:table-cell>
          <table:table-cell office:value-type="string" calcext:value-type="string">
            <text:p>bandas sin saltos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con saltos</text:p>
          </table:table-cell>
          <table:table-cell office:value-type="string" calcext:value-type="string">
            <text:p>sin saltos</text:p>
          </table:table-cell>
        </table:table-row>
        <table:table-row table:style-name="ro1">
          <table:table-cell/>
          <table:table-cell office:value-type="float" office:value="22426320" calcext:value-type="float">
            <text:p>22426320</text:p>
          </table:table-cell>
          <table:table-cell office:value-type="float" office:value="81795016" calcext:value-type="float">
            <text:p>81795016</text:p>
          </table:table-cell>
          <table:table-cell table:number-columns-repeated="2"/>
          <table:table-cell table:formula="of:=AVERAGE([.B4:.B9])" office:value-type="float" office:value="64309138.6666667" calcext:value-type="float">
            <text:p>64309138.6666667</text:p>
          </table:table-cell>
          <table:table-cell table:formula="of:=AVERAGE([.C4:.C9])" office:value-type="float" office:value="46399422.6666667" calcext:value-type="float">
            <text:p>46399422.6666667</text:p>
          </table:table-cell>
          <table:table-cell table:number-columns-repeated="2"/>
          <table:table-cell table:formula="of:=([.B4]-[.F$2])^2" office:value-type="float" office:value="939302028929202" calcext:value-type="float">
            <text:p>939302028929202</text:p>
          </table:table-cell>
          <table:table-cell table:formula="of:=([.C4]-[.G$2])^2" office:value-type="float" office:value="7734220562177.76" calcext:value-type="float">
            <text:p>7734220562177.76</text:p>
          </table:table-cell>
          <table:table-cell table:number-columns-repeated="2"/>
          <table:table-cell table:formula="of:=SUM([.J2:.J7])/6" office:value-type="float" office:value="389172351300793" calcext:value-type="float">
            <text:p>389172351300793</text:p>
          </table:table-cell>
          <table:table-cell table:formula="of:=SUM([.K2:.K7])/6" office:value-type="float" office:value="552361809082185" calcext:value-type="float">
            <text:p>552361809082185</text:p>
          </table:table-cell>
        </table:table-row>
        <table:table-row table:style-name="ro1">
          <table:table-cell/>
          <table:table-cell office:value-type="float" office:value="27679752" calcext:value-type="float">
            <text:p>27679752</text:p>
          </table:table-cell>
          <table:table-cell office:value-type="float" office:value="18292360" calcext:value-type="float">
            <text:p>18292360</text:p>
          </table:table-cell>
          <table:table-cell table:number-columns-repeated="6"/>
          <table:table-cell table:formula="of:=([.B5]-[.F$2])^2" office:value-type="float" office:value="519721203587762" calcext:value-type="float">
            <text:p>519721203587762</text:p>
          </table:table-cell>
          <table:table-cell table:formula="of:=([.C5]-[.G$2])^2" office:value-type="float" office:value="195064537524567" calcext:value-type="float">
            <text:p>1950645375245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661104" calcext:value-type="float">
            <text:p>33661104</text:p>
          </table:table-cell>
          <table:table-cell office:value-type="float" office:value="43618376" calcext:value-type="float">
            <text:p>43618376</text:p>
          </table:table-cell>
          <table:table-cell table:number-columns-repeated="6"/>
          <table:table-cell table:formula="of:=([.B6]-[.F$2])^2" office:value-type="float" office:value="48321702441415.1" calcext:value-type="float">
            <text:p>48321702441415.1</text:p>
          </table:table-cell>
          <table:table-cell table:formula="of:=([.C6]-[.G$2])^2" office:value-type="float" office:value="764213662262615" calcext:value-type="float">
            <text:p>7642136622626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511744" calcext:value-type="float">
            <text:p>41511744</text:p>
          </table:table-cell>
          <table:table-cell office:value-type="float" office:value="32432872" calcext:value-type="float">
            <text:p>32432872</text:p>
          </table:table-cell>
          <table:table-cell table:number-columns-repeated="6"/>
          <table:table-cell table:formula="of:=([.B7]-[.F$2])^2" office:value-type="float" office:value="49663892300295.2" calcext:value-type="float">
            <text:p>49663892300295.2</text:p>
          </table:table-cell>
          <table:table-cell table:formula="of:=([.C7]-[.G$2])^2" office:value-type="float" office:value="286361619980247" calcext:value-type="float">
            <text:p>28636161998024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260520" calcext:value-type="float">
            <text:p>71260520</text:p>
          </table:table-cell>
          <table:table-cell office:value-type="float" office:value="18755008" calcext:value-type="float">
            <text:p>18755008</text:p>
          </table:table-cell>
          <table:table-cell table:number-columns-repeated="6"/>
          <table:table-cell table:formula="of:=([.B8]-[.F$2])^2" office:value-type="float" office:value="388227964792669" calcext:value-type="float">
            <text:p>388227964792669</text:p>
          </table:table-cell>
          <table:table-cell table:formula="of:=([.C8]-[.G$2])^2" office:value-type="float" office:value="446979484582914" calcext:value-type="float">
            <text:p>446979484582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356400" calcext:value-type="float">
            <text:p>71356400</text:p>
          </table:table-cell>
          <table:table-cell office:value-type="float" office:value="29477200" calcext:value-type="float">
            <text:p>29477200</text:p>
          </table:table-cell>
          <table:table-cell table:number-columns-repeated="6"/>
          <table:table-cell table:formula="of:=([.B9]-[.F$2])^2" office:value-type="float" office:value="389797315753415" calcext:value-type="float">
            <text:p>389797315753415</text:p>
          </table:table-cell>
          <table:table-cell table:formula="of:=([.C9]-[.G$2])^2" office:value-type="float" office:value="1.61381732958059E+015" calcext:value-type="float">
            <text:p>16138173295805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012640" calcext:value-type="float">
            <text:p>84012640</text:p>
          </table:table-cell>
          <table:table-cell office:value-type="float" office:value="67541312" calcext:value-type="float">
            <text:p>6754131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4052424" calcext:value-type="float">
            <text:p>84052424</text:p>
          </table:table-cell>
          <table:table-cell office:value-type="float" office:value="86571768" calcext:value-type="float">
            <text:p>8657176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675192" calcext:value-type="float">
            <text:p>96675192</text:p>
          </table:table-cell>
          <table:table-cell office:value-type="float" office:value="94531608" calcext:value-type="float">
            <text:p>945316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14408656" calcext:value-type="float">
            <text:p>114408656</text:p>
          </table:table-cell>
          <table:table-cell office:value-type="float" office:value="54739648" calcext:value-type="float">
            <text:p>54739648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8T14:09:35.357962160</dc:date>
    <meta:document-statistic meta:table-count="1" meta:cell-count="46" meta:object-count="3"/>
    <meta:generator>LibreOffice/4.2.6.3$Linux_X86_64 LibreOffice_project/420m0$Build-3</meta:generator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bar" chart:style-name="ch1">
        <chart:title svg:x="3.623cm" svg:y="0.316cm" chart:style-name="ch2">
          <text:p>Impacto de saltos condicionales en Bandas</text:p>
        </chart:title>
        <chart:plot-area chart:style-name="ch3" table:cell-range-address="Sheet1.F1:Sheet1.G2" chart:data-source-has-labels="row" svg:x="1.33cm" svg:y="1.661cm" svg:width="14.019cm" svg:height="6.745cm">
          <chartooo:coordinate-region svg:x="3.063cm" svg:y="1.861cm" svg:width="12.286cm" svg:height="5.898cm"/>
          <chart:axis chart:dimension="x" chart:name="primary-x" chart:style-name="ch4" chartooo:axis-type="auto">
            <chartooo:date-scale/>
            <chart:categories table:cell-range-address="Sheet1.F1:Sheet1.G1"/>
          </chart:axis>
          <chart:axis chart:dimension="y" chart:name="primary-y" chart:style-name="ch5">
            <chart:title svg:x="0.451cm" svg:y="5.58cm" chart:style-name="ch6">
              <text:p>tiempo</text:p>
            </chart:title>
            <chart:grid chart:style-name="ch7" chart:class="major"/>
          </chart:axis>
          <chart:series chart:style-name="ch8" chart:values-cell-range-address="Sheet1.F2:Sheet1.G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saltos</text:p>
                <draw:g>
                  <svg:desc>Sheet1.F1:Sheet1.G1</svg:desc>
                </draw:g>
              </table:table-cell>
              <table:table-cell office:value-type="string">
                <text:p>sin salto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4309138.6666667">
                <text:p>64309138.6666667</text:p>
                <draw:g>
                  <svg:desc>Sheet1.F2:Sheet1.G2</svg:desc>
                </draw:g>
              </table:table-cell>
              <table:table-cell office:value-type="float" office:value="46399422.6666667">
                <text:p>46399422.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53cm" svg:y="0.316cm" chart:style-name="ch2">
          <text:p>Varianza Del Impacto De saltos Condicionales</text:p>
        </chart:title>
        <chart:plot-area chart:style-name="ch3" table:cell-range-address="Sheet1.N1:Sheet1.O2" chart:data-source-has-labels="row" svg:x="1.331cm" svg:y="1.661cm" svg:width="14.029cm" svg:height="6.739cm">
          <chartooo:coordinate-region svg:x="4.36cm" svg:y="1.86cm" svg:width="11cm" svg:height="5.893cm"/>
          <chart:axis chart:dimension="x" chart:name="primary-x" chart:style-name="ch4" chartooo:axis-type="auto">
            <chartooo:date-scale/>
            <chart:categories table:cell-range-address="Sheet1.N1:Sheet1.O1"/>
          </chart:axis>
          <chart:axis chart:dimension="y" chart:name="primary-y" chart:style-name="ch5">
            <chart:title svg:x="0.451cm" svg:y="5.616cm" chart:style-name="ch6">
              <text:p>Tiempo</text:p>
            </chart:title>
            <chart:grid chart:style-name="ch7" chart:class="major"/>
          </chart:axis>
          <chart:series chart:style-name="ch8" chart:values-cell-range-address="Sheet1.N2:Sheet1.O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 saltos</text:p>
                <draw:g>
                  <svg:desc>Sheet1.N1:Sheet1.O1</svg:desc>
                </draw:g>
              </table:table-cell>
              <table:table-cell office:value-type="string">
                <text:p>sin saltos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389172351300793">
                <text:p>389172351300793</text:p>
                <draw:g>
                  <svg:desc>Sheet1.N2:Sheet1.O2</svg:desc>
                </draw:g>
              </table:table-cell>
              <table:table-cell office:value-type="float" office:value="552361809082185">
                <text:p>552361809082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